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C69D6A7FDEB7EC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style:min-row-height="0.092cm"/>
    </style:style>
    <style:style style:name="Tabla9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a0a11" style:font-weight-asian="normal" style:font-weight-complex="normal"/>
    </style:style>
    <style:style style:name="P4" style:family="paragraph" style:parent-style-name="Text_20_body">
      <style:text-properties fo:font-weight="normal" officeooo:paragraph-rsid="008d470d" style:font-weight-asian="normal" style:font-weight-complex="normal"/>
    </style:style>
    <style:style style:name="P5" style:family="paragraph" style:parent-style-name="Text_20_body">
      <style:text-properties fo:font-weight="normal" officeooo:paragraph-rsid="008eddde" style:font-weight-asian="normal" style:font-weight-complex="normal"/>
    </style:style>
    <style:style style:name="P6" style:family="paragraph" style:parent-style-name="Text_20_body">
      <style:text-properties fo:font-weight="normal" officeooo:rsid="008eddde" officeooo:paragraph-rsid="008eddde" style:font-weight-asian="normal" style:font-weight-complex="normal"/>
    </style:style>
    <style:style style:name="P7" style:family="paragraph" style:parent-style-name="Text_20_body">
      <style:text-properties fo:font-weight="normal" officeooo:rsid="008eddde" officeooo:paragraph-rsid="00950ffc" style:font-weight-asian="normal" style:font-weight-complex="normal"/>
    </style:style>
    <style:style style:name="P8" style:family="paragraph" style:parent-style-name="Text_20_body">
      <style:text-properties fo:font-weight="normal" officeooo:paragraph-rsid="00954806" style:font-weight-asian="normal" style:font-weight-complex="normal"/>
    </style:style>
    <style:style style:name="P9" style:family="paragraph" style:parent-style-name="Text_20_body">
      <style:text-properties style:font-name="Arial1" fo:font-weight="normal" officeooo:rsid="001c1e14" officeooo:paragraph-rsid="008eddde" style:font-weight-asian="normal" style:font-weight-complex="normal"/>
    </style:style>
    <style:style style:name="P10" style:family="paragraph" style:parent-style-name="Text_20_body">
      <style:text-properties style:font-name="Arial1" fo:font-weight="normal" officeooo:rsid="00950ffc" officeooo:paragraph-rsid="00950ffc" style:font-weight-asian="normal" style:font-weight-complex="normal"/>
    </style:style>
    <style:style style:name="P11" style:family="paragraph" style:parent-style-name="Text_20_body">
      <style:text-properties style:font-name="Arial1" fo:font-weight="normal" officeooo:rsid="008eddde" officeooo:paragraph-rsid="00950ffc" style:font-weight-asian="normal" style:font-weight-complex="normal"/>
    </style:style>
    <style:style style:name="P12" style:family="paragraph" style:parent-style-name="Text_20_body">
      <style:paragraph-properties fo:padding="0cm" fo:border="none"/>
      <style:text-properties style:font-name="Ubuntu Mono" fo:font-size="10pt" officeooo:paragraph-rsid="008b495e" style:font-size-asian="10pt" style:font-size-complex="10pt"/>
    </style:style>
    <style:style style:name="P13" style:family="paragraph" style:parent-style-name="Text_20_body">
      <style:paragraph-properties fo:padding="0cm" fo:border="none"/>
      <style:text-properties style:font-name="Ubuntu Mono" fo:font-size="10pt" officeooo:paragraph-rsid="008b6d8a" style:font-size-asian="10pt" style:font-size-complex="10pt"/>
    </style:style>
    <style:style style:name="P14" style:family="paragraph" style:parent-style-name="Text_20_body">
      <style:paragraph-properties fo:padding="0cm" fo:border="none"/>
      <style:text-properties style:font-name="Ubuntu Mono" fo:font-size="10pt" officeooo:paragraph-rsid="008d470d" style:font-size-asian="10pt" style:font-size-complex="10pt"/>
    </style:style>
    <style:style style:name="P15" style:family="paragraph" style:parent-style-name="Text_20_body">
      <style:paragraph-properties fo:padding="0cm" fo:border="none"/>
      <style:text-properties style:font-name="Ubuntu Mono" fo:font-size="10pt" fo:font-weight="bold" officeooo:rsid="008b495e" officeooo:paragraph-rsid="008b495e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b495e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d470d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952548" style:font-size-asian="10pt" style:font-weight-asian="normal" style:font-size-complex="10pt" style:font-weight-complex="normal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1" style:family="paragraph" style:parent-style-name="Text_20_body" style:master-page-name="Standard">
      <style:paragraph-properties style:page-number="auto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8b495e" officeooo:paragraph-rsid="00a1e2ae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a3c880" officeooo:paragraph-rsid="00a3c880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1pt" officeooo:rsid="009fee13" officeooo:paragraph-rsid="009fee13" style:font-size-asian="11pt" style:font-size-complex="11pt"/>
    </style:style>
    <style:style style:name="P25" style:family="paragraph" style:parent-style-name="Text_20_body">
      <style:paragraph-properties fo:padding="0cm" fo:border="none"/>
      <style:text-properties style:font-name="Ubuntu Mono" fo:font-size="11pt" fo:font-weight="normal" officeooo:rsid="008b495e" officeooo:paragraph-rsid="009d5a7e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text-align="start" style:justify-single-word="false" fo:padding="0cm" fo:border="none"/>
      <style:text-properties style:use-window-font-color="true" style:font-name="Ubuntu Mono" fo:font-size="11pt" fo:font-weight="normal" officeooo:rsid="009cfb67" officeooo:paragraph-rsid="009cfb67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padding="0cm" fo:border="none"/>
      <style:text-properties style:use-window-font-color="true" style:font-name="Ubuntu Mono" fo:font-size="11pt" fo:font-weight="normal" officeooo:rsid="008b495e" officeooo:paragraph-rsid="009ad079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text-align="start" style:justify-single-word="false" fo:padding="0cm" fo:border="none"/>
      <style:text-properties style:use-window-font-color="true" style:font-name="Ubuntu Mono" fo:font-size="11pt" fo:font-weight="normal" officeooo:rsid="008b495e" officeooo:paragraph-rsid="00991502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padding="0cm" fo:border="none"/>
      <style:text-properties style:use-window-font-color="true" style:font-name="Ubuntu Mono" fo:font-size="11pt" fo:font-weight="normal" officeooo:rsid="008b495e" officeooo:paragraph-rsid="009d5a7e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padding="0cm" fo:border="none"/>
      <style:text-properties style:use-window-font-color="true" style:font-name="Ubuntu Mono" fo:font-size="11pt" fo:font-weight="normal" officeooo:rsid="009d5a7e" officeooo:paragraph-rsid="009d5a7e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text-align="start" style:justify-single-word="false" fo:padding="0cm" fo:border="none"/>
      <style:text-properties style:use-window-font-color="true" style:font-name="Ubuntu Mono" fo:font-size="11pt" fo:font-weight="normal" officeooo:rsid="009d5a7e" officeooo:paragraph-rsid="009d5a7e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padding="0cm" fo:border="none"/>
      <style:text-properties style:use-window-font-color="true" style:font-name="Ubuntu Mono" fo:font-size="10pt" fo:font-weight="normal" officeooo:rsid="008b495e" officeooo:paragraph-rsid="009ad079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fo:font-weight="normal" officeooo:rsid="009cfb67" officeooo:paragraph-rsid="009cfb67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padding="0cm" fo:border="none"/>
      <style:text-properties fo:color="#cc0000" style:font-name="Ubuntu Mono" fo:font-size="11pt" fo:font-weight="normal" officeooo:rsid="009cfb67" officeooo:paragraph-rsid="009cfb67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padding="0cm" fo:border="none"/>
      <style:text-properties fo:color="#cc0000" style:font-name="Ubuntu Mono" fo:font-size="11pt" fo:font-weight="normal" officeooo:rsid="009cfb67" officeooo:paragraph-rsid="009d5a7e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fo:font-weight="normal" officeooo:rsid="008b495e" officeooo:paragraph-rsid="00991502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fo:font-weight="normal" officeooo:rsid="008b495e" officeooo:paragraph-rsid="00a1e2ae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padding="0cm" fo:border="none"/>
      <style:text-properties fo:color="#cc0000" style:font-name="Ubuntu Mono" fo:font-size="11pt" fo:font-weight="normal" officeooo:rsid="008b495e" officeooo:paragraph-rsid="009ad079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padding="0cm" fo:border="none"/>
      <style:text-properties fo:color="#cc0000" style:font-name="Ubuntu Mono" fo:font-size="11pt" fo:font-weight="normal" officeooo:rsid="008b495e" officeooo:paragraph-rsid="00a11012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padding="0cm" fo:border="none"/>
      <style:text-properties fo:color="#cc0000" style:font-name="Ubuntu Mono" fo:font-size="11pt" fo:font-weight="normal" officeooo:rsid="008b495e" officeooo:paragraph-rsid="00a1e2ae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padding="0cm" fo:border="none"/>
      <style:text-properties fo:color="#cc0000" style:font-name="Ubuntu Mono" fo:font-size="11pt" fo:font-weight="normal" officeooo:rsid="00a11012" officeooo:paragraph-rsid="00a11012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padding="0cm" fo:border="none"/>
      <style:text-properties fo:color="#cc0000" style:font-name="Ubuntu Mono" fo:font-size="11pt" officeooo:paragraph-rsid="009ad079" style:font-size-asian="11pt" style:font-size-complex="11pt"/>
    </style:style>
    <style:style style:name="P43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officeooo:rsid="009e92cd" officeooo:paragraph-rsid="009e92cd" style:font-size-asian="11pt" style:font-size-complex="11pt"/>
    </style:style>
    <style:style style:name="P44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officeooo:rsid="009fee13" officeooo:paragraph-rsid="009fee13" style:font-size-asian="11pt" style:font-size-complex="11pt"/>
    </style:style>
    <style:style style:name="P45" style:family="paragraph" style:parent-style-name="Text_20_body">
      <style:paragraph-properties fo:padding="0cm" fo:border="none"/>
      <style:text-properties fo:color="#cc0000" style:font-name="Ubuntu Mono" fo:font-size="11pt" fo:font-weight="normal" officeooo:rsid="008b495e" officeooo:paragraph-rsid="00a1e2ae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padding="0cm" fo:border="none"/>
      <style:text-properties fo:color="#cc0000" style:font-name="Ubuntu Mono" fo:font-size="11pt" fo:font-weight="normal" officeooo:rsid="00a1e2ae" officeooo:paragraph-rsid="00a1e2ae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padding="0cm" fo:border="none"/>
      <style:text-properties fo:color="#cc0000" style:font-name="Ubuntu Mono" fo:font-size="11pt" fo:font-weight="normal" officeooo:rsid="00a3c880" officeooo:paragraph-rsid="00a3c880" style:font-size-asian="11pt" style:font-weight-asian="normal" style:font-size-complex="11pt" style:font-weight-complex="normal"/>
    </style:style>
    <style:style style:name="P48" style:family="paragraph" style:parent-style-name="Heading_20_1">
      <style:paragraph-properties fo:text-align="center" style:justify-single-word="false"/>
    </style:style>
    <style:style style:name="P49" style:family="paragraph" style:parent-style-name="Heading_20_1">
      <style:paragraph-properties fo:text-align="center" style:justify-single-word="false"/>
      <style:text-properties officeooo:rsid="008b495e" officeooo:paragraph-rsid="008b495e"/>
    </style:style>
    <style:style style:name="P50" style:family="paragraph" style:parent-style-name="Heading_20_1">
      <style:paragraph-properties fo:text-align="center" style:justify-single-word="false"/>
      <style:text-properties officeooo:rsid="008b495e" officeooo:paragraph-rsid="0090a6e7"/>
    </style:style>
    <style:style style:name="P51" style:family="paragraph" style:parent-style-name="Heading_20_1">
      <style:paragraph-properties fo:text-align="start" style:justify-single-word="false"/>
      <style:text-properties officeooo:paragraph-rsid="0091ecb8"/>
    </style:style>
    <style:style style:name="P52" style:family="paragraph" style:parent-style-name="Heading_20_2" style:master-page-name="Landscape">
      <style:paragraph-properties style:page-number="auto"/>
      <style:text-properties style:use-window-font-color="true" style:font-name="Arial" fo:font-size="12pt" fo:font-weight="bold" officeooo:rsid="0091ecb8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333366" style:font-name="Ubuntu Mono" officeooo:rsid="00a1e2ae" officeooo:paragraph-rsid="00a1e2ae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Ubuntu Mono" officeooo:rsid="00979e36" officeooo:paragraph-rsid="00979e36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Ubuntu Mono" officeooo:rsid="009cfb67" officeooo:paragraph-rsid="009cfb67"/>
    </style:style>
    <style:style style:name="P56" style:family="paragraph" style:parent-style-name="Table_20_Contents">
      <style:paragraph-properties fo:text-align="start" style:justify-single-word="false"/>
      <style:text-properties fo:color="#cc0000" style:font-name="Ubuntu Mono" officeooo:rsid="00979e36" officeooo:paragraph-rsid="00979e36"/>
    </style:style>
    <style:style style:name="P57" style:family="paragraph" style:parent-style-name="Table_20_Contents">
      <style:paragraph-properties fo:text-align="start" style:justify-single-word="false"/>
      <style:text-properties fo:color="#cc0000" style:font-name="Ubuntu Mono" fo:font-size="11pt" officeooo:rsid="009e92cd" officeooo:paragraph-rsid="009e92cd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fo:color="#cc0000" style:font-name="Ubuntu Mono" fo:font-size="11pt" officeooo:rsid="009fee13" officeooo:paragraph-rsid="009fee13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fo:color="#cc0000" style:font-name="Ubuntu Mono" fo:font-size="11pt" officeooo:rsid="00a1e2ae" officeooo:paragraph-rsid="00a1e2ae" style:font-size-asian="11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fo:color="#cc0000" fo:font-size="11pt" officeooo:rsid="00a1e2ae" officeooo:paragraph-rsid="00a1e2ae" style:font-size-asian="11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officeooo:paragraph-rsid="009fee13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95d12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73d64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b495e" style:font-weight-asian="normal" style:font-weight-complex="normal"/>
    </style:style>
    <style:style style:name="T11" style:family="text">
      <style:text-properties fo:font-weight="normal" officeooo:rsid="008b6d8a" style:font-weight-asian="normal" style:font-weight-complex="normal"/>
    </style:style>
    <style:style style:name="T12" style:family="text">
      <style:text-properties fo:font-weight="normal" officeooo:rsid="008d470d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Arial" fo:font-size="12pt" fo:font-weight="normal" officeooo:rsid="006feec1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Arial" fo:font-size="12pt" fo:font-weight="bold" officeooo:rsid="006feec1" style:font-size-asian="12pt" style:font-weight-asian="bold" style:font-size-complex="12pt" style:font-weight-complex="bold"/>
    </style:style>
    <style:style style:name="T16" style:family="text">
      <style:text-properties style:use-window-font-color="true" fo:font-size="10pt" style:font-size-asian="10pt" style:font-size-complex="10pt"/>
    </style:style>
    <style:style style:name="T17" style:family="text">
      <style:text-properties officeooo:rsid="008b495e"/>
    </style:style>
    <style:style style:name="T18" style:family="text">
      <style:text-properties officeooo:rsid="008d470d"/>
    </style:style>
    <style:style style:name="T19" style:family="text">
      <style:text-properties officeooo:rsid="008eddde"/>
    </style:style>
    <style:style style:name="T20" style:family="text">
      <style:text-properties officeooo:rsid="00952548"/>
    </style:style>
    <style:style style:name="T21" style:family="text">
      <style:text-properties officeooo:rsid="0095480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8b495e" style:font-weight-asian="bold" style:font-weight-complex="bold"/>
    </style:style>
    <style:style style:name="T24" style:family="text">
      <style:text-properties fo:font-weight="bold" officeooo:rsid="008d470d" style:font-weight-asian="bold" style:font-weight-complex="bold"/>
    </style:style>
    <style:style style:name="T25" style:family="text">
      <style:text-properties officeooo:rsid="009cfb67"/>
    </style:style>
    <style:style style:name="T26" style:family="text">
      <style:text-properties officeooo:rsid="008b6d8a"/>
    </style:style>
    <style:style style:name="T27" style:family="text">
      <style:text-properties officeooo:rsid="009d5a7e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color="#cc0000"/>
    </style:style>
    <style:style style:name="T30" style:family="text">
      <style:text-properties fo:color="#cc0000" fo:font-size="11pt" style:font-size-asian="11pt" style:font-size-complex="11pt"/>
    </style:style>
    <style:style style:name="T31" style:family="text">
      <style:text-properties fo:color="#cc0000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cc0000" officeooo:rsid="008b6d8a"/>
    </style:style>
    <style:style style:name="T33" style:family="text">
      <style:text-properties fo:color="#cc0000" style:font-name="Ubuntu Mono" fo:font-size="11pt" officeooo:rsid="009fee13" style:font-size-asian="11pt" style:font-size-complex="11pt"/>
    </style:style>
    <style:style style:name="T34" style:family="text">
      <style:text-properties fo:color="#cc0000" fo:font-weight="bold" style:font-weight-asian="bold" style:font-weight-complex="bold"/>
    </style:style>
    <style:style style:name="T35" style:family="text">
      <style:text-properties officeooo:rsid="009e5712"/>
    </style:style>
    <style:style style:name="T36" style:family="text">
      <style:text-properties officeooo:rsid="00a1101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DE. IES Haría</text:p>
      <text:p text:style-name="P1"><text:span text:style-name="T7">UT</text:span><text:span text:style-name="T8">6</text:span><text:span text:style-name="T7">. Actividad </text:span><text:span text:style-name="T17">8</text:span></text:p>
      <text:h text:style-name="P48" text:outline-level="1"/>
      <text:h text:style-name="P48" text:outline-level="1"/>
      <text:h text:style-name="P48" text:outline-level="1"/>
      <text:h text:style-name="P49" text:outline-level="1">Capa de transporte</text:h>
      <text:h text:style-name="P48" text:outline-level="1">netstat</text:h>
      <text:h text:style-name="P50" text:outline-level="1">Consolidación</text:h>
      <text:h text:style-name="P52" text:outline-level="2">Actividad </text:h>
      <text:h text:style-name="P51" text:outline-level="1"><text:span text:style-name="T14">Si el resultado de ejecutar el comando </text:span><text:span text:style-name="T15">netstat</text:span><text:span text:style-name="T14"> en un </text:span><text:span text:style-name="Strong_20_Emphasis"><text:span text:style-name="T15">equipo remoto</text:span></text:span><text:span text:style-name="T15"> de mi red local</text:span><text:span text:style-name="T14"> es el siguiente:</text:span></text:h>
      <text:p text:style-name="P15">Conexiones activas de Internet (servidores y establecidos) </text:p>
      <text:p text:style-name="P15">Proto <text:s/>Recib Enviad Dirección local <text:s text:c="8"/>Dirección remota <text:s text:c="6"/>Estado <text:s text:c="6"/>PID/Program name </text:p>
      <text:p text:style-name="P16">tcp <text:s text:c="7"/>0 <text:s text:c="5"/>0 *:ssh <text:s text:c="18"/>*:* <text:s text:c="20"/>ESCUCHAR <text:s text:c="3"/>1267/sshd <text:s text:c="6"/></text:p>
      <text:p text:style-name="P16">tcp <text:s text:c="7"/>0 <text:s text:c="5"/>0 localhost:ipp <text:s text:c="10"/>*:* <text:s text:c="20"/>ESCUCHAR <text:s text:c="3"/>620/cupsd <text:s text:c="6"/></text:p>
      <text:p text:style-name="P18">tcp <text:s text:c="7"/>0 <text:s text:c="5"/>0 localhost:microsoft-ds <text:s/>*:* <text:s text:c="20"/>ESCUCHAR <text:s text:c="3"/>739/smbd <text:s text:c="7"/></text:p>
      <text:p text:style-name="P18">tcp <text:s text:c="7"/>0 <text:s text:c="5"/>0 localhost:netbios-ssn <text:s text:c="2"/>*:* <text:s text:c="20"/>ESCUCHAR <text:s text:c="3"/>739/smbd <text:s text:c="7"/></text:p>
      <text:p text:style-name="P16">tcp <text:s text:c="7"/>0 <text:s text:c="5"/>0 *:http <text:s text:c="17"/>*:* <text:s text:c="20"/>ESCUCHAR <text:s text:c="3"/>1367/nginx <text:s text:c="5"/></text:p>
      <text:p text:style-name="P16">tcp <text:s text:c="7"/>0 <text:s text:c="5"/>0 a1-pc00:domain <text:s text:c="9"/>*:* <text:s text:c="20"/>ESCUCHAR <text:s text:c="3"/>2482/dnsmasq <text:s text:c="6"/></text:p>
      <text:p text:style-name="P16">tcp <text:s text:c="7"/>0 <text:s text:c="5"/>0 a1-pc00:37902 <text:s text:c="10"/>68.232.35.121:https <text:s text:c="4"/>ESTABLECIDO 4992/firefox <text:s text:c="6"/></text:p>
      <text:p text:style-name="P16">tcp <text:s text:c="7"/>0 <text:s text:c="5"/>0 a1-pc00:39288 <text:s text:c="10"/>93.184.220.29:http <text:s text:c="5"/>ESTABLECIDO 4992/firefox <text:s text:c="3"/></text:p>
      <text:p text:style-name="P12"><text:span text:style-name="T10">tcp <text:s text:c="7"/>0 <text:s text:c="5"/>0 a1-pc00:http <text:s text:c="11"/></text:span><text:span text:style-name="T11">172.16.200.1</text:span><text:span text:style-name="T10">:33325 <text:s text:c="5"/>ESTABLECIDO 1371/nginx: worker <text:s text:c="6"/></text:span></text:p>
      <text:p text:style-name="P12"><text:span text:style-name="T10">tcp <text:s text:c="7"/>0 <text:s text:c="5"/>0 a1-pc00:39657 <text:s text:c="10"/></text:span><text:span text:style-name="T11">www.rediris.es</text:span><text:span text:style-name="T10">:https <text:s text:c="3"/>TIME_WAIT <text:s text:c="2"/>- <text:s text:c="17"/></text:span></text:p>
      <text:p text:style-name="P16">tcp <text:s text:c="7"/>0 <text:s text:c="5"/>0 a1-pc00:36698 <text:s text:c="10"/>190.93.246.58:https <text:s text:c="4"/>ESTABLECIDO 4992/firefox <text:s text:c="3"/></text:p>
      <text:p text:style-name="P16">tcp <text:s text:c="7"/>0 <text:s text:c="5"/>0 a1-pc00:43517 <text:s text:c="10"/>176.34.131.23:https <text:s text:c="4"/>ESTABLECIDO 4992/firefox <text:s text:c="3"/></text:p>
      <text:p text:style-name="P16">tcp <text:s text:c="7"/>0 <text:s text:c="5"/>0 a1-pc00:ssh <text:s text:c="12"/>80.35.22.1:50847 <text:s text:c="7"/>ESTABLECIDO 19433/sshd: usuario <text:s text:c="3"/></text:p>
      <text:p text:style-name="P13"><text:span text:style-name="T10">tcp <text:s text:c="7"/>0 <text:s text:c="5"/>0 a1-pc00:50847 <text:s text:c="10"/></text:span><text:span text:style-name="T11">172.16.55.58</text:span><text:span text:style-name="T10">:ssh <text:s text:c="7"/>ESTABLECIDO 19432/ssh <text:s text:c="9"/></text:span></text:p>
      <text:p text:style-name="P17">tcp <text:s text:c="7"/>0 <text:s text:c="5"/>0 a1-pc00:46406 <text:s text:c="10"/>stackoverflow.com:https ESTABLECIDO 4992/firefox <text:s text:c="2"/></text:p>
      <text:p text:style-name="P16">tcp6 <text:s text:c="6"/>0 <text:s text:c="5"/>0 [::]:ssh <text:s text:c="15"/>[::]:* <text:s text:c="17"/>ESCUCHAR <text:s text:c="3"/>1267/sshd <text:s text:c="6"/></text:p>
      <text:p text:style-name="P16">tcp6 <text:s text:c="6"/>0 <text:s text:c="5"/>0 ip6-localhost:ipp <text:s text:c="6"/>[::]:* <text:s text:c="17"/>ESCUCHAR <text:s text:c="3"/>620/cupsd <text:s text:c="13"/></text:p>
      <text:p text:style-name="P14"><text:span text:style-name="T12">tcp6 <text:s text:c="6"/>0 <text:s text:c="5"/>0 201::e23f:49ff:f:34248 <text:s/>2001::a10b:http <text:tab/> <text:s text:c="3"/>ESTABLECIDO 9275/firefox</text:span><text:span text:style-name="T10"> </text:span></text:p>
      <text:p text:style-name="P16">udp <text:s text:c="7"/>0 <text:s text:c="5"/>0 a1-pc00:domain <text:s text:c="9"/>*:* <text:s text:c="32"/>2482/dnsmasq <text:s text:c="3"/></text:p>
      <text:p text:style-name="P16">udp <text:s text:c="7"/>0 <text:s text:c="5"/>0 *:bootpc <text:s text:c="15"/>*:* <text:s text:c="32"/>1848/dhclient <text:s text:c="4"/></text:p>
      <text:p text:style-name="P16">udp <text:s text:c="7"/>0 <text:s text:c="5"/>0 localhost:ntp <text:s text:c="10"/>*:* <text:s text:c="32"/>1128/ntpd <text:s text:c="6"/></text:p>
      <text:p text:style-name="P16">udp <text:s text:c="7"/>0 <text:s text:c="5"/>0 *:ntp <text:s text:c="18"/>*:* <text:s text:c="32"/>1128/ntpd <text:s text:c="6"/></text:p>
      <text:p text:style-name="P21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6">-<text:span text:style-name="T25">a</text:span>put</text:p>
            <text:p text:style-name="P54"/>
            <text:p text:style-name="P55">a – todas las conexiones</text:p>
            <text:p text:style-name="P55">p – protocolos</text:p>
            <text:p text:style-name="P55"><text:s text:c="2"/>u – UDP</text:p>
            <text:p text:style-name="P55"><text:s text:c="2"/>t – TCP</text:p>
            <text:p text:style-name="P55">No se usó la opción <text:span text:style-name="T22">n</text:span> porque aparecen los nombres de las máquinas y de los puertos conocidos</text:p>
          </table:table-cell>
        </table:table-row>
      </table:table>
      <text:p text:style-name="P2"/>
      <text:p text:style-name="P3">2) ¿<text:span text:style-name="T18">Cómo se llama el software que ejecuta el servidor web en el equipo remoto</text:span>? <text:span text:style-name="T18">Inserta la línea o líneas de las que obtuviste la información</text:span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3">El software se llama <text:span text:style-name="T22">nginx</text:span></text:p>
            <text:p text:style-name="P36">tcp <text:s text:c="7"/>0 <text:s text:c="5"/>0 *:<text:span text:style-name="T22">http</text:span> <text:s text:c="17"/>*:* <text:s text:c="14"/>ESCUCHAR <text:s text:c="3"/>1367/<text:span text:style-name="T22">nginx</text:span></text:p>
            <text:p text:style-name="P28"><text:span text:style-name="T22"/></text:p>
            <text:p text:style-name="P26">Sabemos que es el servidor web porque está a la escucha para el puerto<text:span text:style-name="T22"> 80 (http)</text:span></text:p>
          </table:table-cell>
        </table:table-row>
      </table:table>
      <text:p text:style-name="P3"/>
      <text:p text:style-name="P4">3) ¿Hay algún equipo accediendo <text:span text:style-name="T21">por IPv4 </text:span>a algún servicio del equipo remoto?. En caso de que la respuesta sea afirmativa ¿A que servicio está accediendo? <text:span text:style-name="T18">Inserta la línea o líneas de las que obtuviste la información</text:span>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4">Si</text:p>
            <text:p text:style-name="P35">El equipo con dirección <text:s/><text:span text:style-name="T26">172.16.200.1 está accediendo al servidor web del equipo remoto</text:span></text:p>
            <text:p text:style-name="P42"><text:span text:style-name="T10">tcp <text:s/>0 <text:s text:c="5"/>0 a1-pc00:</text:span><text:span text:style-name="T23">http</text:span><text:span text:style-name="T10"> <text:s text:c="4"/></text:span><text:span text:style-name="T11">172.16.200.1</text:span><text:span text:style-name="T10">:33325 <text:s text:c="5"/>ESTABLECIDO 1371/</text:span><text:span text:style-name="T23">nginx</text:span><text:span text:style-name="T10">: worker <text:s text:c="3"/></text:span></text:p>
            <text:p text:style-name="P38"/>
            <text:p text:style-name="P35">El equipo con dirección <text:s/><text:span text:style-name="T17">80.35.22.1 está accediendo al servidor ssh del equipo remoto</text:span></text:p>
            <text:p text:style-name="P32"><text:span text:style-name="T30">tcp <text:s/>0 <text:s text:c="5"/>0 a1-pc00:</text:span><text:span text:style-name="T31">ssh</text:span><text:span text:style-name="T30"> <text:s text:c="5"/>80.35.22.1:50847 <text:s text:c="7"/>ESTABLECIDO 19433/</text:span><text:span text:style-name="T31">sshd</text:span><text:span text:style-name="T30">: usuario</text:span><text:span text:style-name="T28"> <text:s/></text:span><text:s text:c="2"/></text:p>
            <text:p text:style-name="P27"><text:span text:style-name="T10"/></text:p>
            <text:p text:style-name="P30">Para averiguarlo debemos fijarnos en que en la parte local de las conexiones el puerto utilizado es de servidor (80 – http y 22 – ssh), en la parte remota se utilizan puertos altos que normalmente son utilizados por software cliente. Además, los programas implicados en la conexión son nginx y sshd que ejecutan software de servidor</text:p>
          </table:table-cell>
        </table:table-row>
      </table:table>
      <text:p text:style-name="P3"/>
      <text:p text:style-name="P8">4) <text:span text:style-name="T19">¿Está el equipo remoto accediendo por IPv4 a servicios externos? ¿A cuáles? Inserta la línea o líneas de las que obtuviste la información </text:span><text:s/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5">Si, <text:span text:style-name="T27">en todas las siguientes líneas aparecen conexiones salientes establecidas o a punto de cerrarse</text:span></text:p>
            <text:p text:style-name="P25"><text:span text:style-name="T29">tcp <text:s text:c="4"/>0 <text:s text:c="2"/>0 a1-pc00:37902 <text:s text:c="7"/>68.232.35.121:</text:span><text:span text:style-name="T34">https</text:span><text:span text:style-name="T29"> <text:s text:c="4"/>ESTABLECIDO 4992/</text:span><text:span text:style-name="T34">firefox</text:span><text:span text:style-name="T29"> <text:s text:c="6"/>tcp <text:s text:c="4"/>0 <text:s text:c="2"/>0 a1-pc00:39288 <text:s text:c="7"/>93.184.220.29:</text:span><text:span text:style-name="T34">http </text:span><text:span text:style-name="T29"><text:s text:c="5"/>ESTABLECIDO 4992/</text:span><text:span text:style-name="T34">firefox </text:span><text:span text:style-name="T29"><text:s/>tcp <text:s text:c="4"/>0 <text:s text:c="2"/>0 a1-pc00:39657 <text:s text:c="7"/></text:span><text:span text:style-name="T32">www.rediris.es</text:span><text:span text:style-name="T29">:</text:span><text:span text:style-name="T34">https</text:span><text:span text:style-name="T29"> <text:s text:c="3"/>TIME_WAIT <text:s text:c="2"/>- <text:s text:c="17"/>tcp <text:s text:c="4"/>0 <text:s text:c="2"/>0 a1-pc00:36698 <text:s text:c="7"/>190.93.246.58:</text:span><text:span text:style-name="T34">https </text:span><text:span text:style-name="T29"><text:s text:c="4"/>ESTABLECIDO 4992/</text:span><text:span text:style-name="T34">firefox</text:span><text:span text:style-name="T29"> <text:s text:c="3"/>tcp <text:s text:c="4"/>0 <text:s text:c="2"/>0 a1-pc00:43517 <text:s text:c="7"/>176.34.131.23:</text:span><text:span text:style-name="T34">https </text:span><text:span text:style-name="T29"><text:s text:c="4"/>ESTABLECIDO 4992/</text:span><text:span text:style-name="T34">firefox</text:span><text:span text:style-name="T29"> tcp <text:s text:c="4"/>0 <text:s text:c="2"/>0 a1-pc00:50847 <text:s text:c="7"/></text:span><text:span text:style-name="T32">172.16.55.58</text:span><text:span text:style-name="T29">:</text:span><text:span text:style-name="T34">ssh</text:span><text:span text:style-name="T29"> <text:s text:c="7"/>ESTABLECIDO 19432/</text:span><text:span text:style-name="T34">ssh </text:span><text:span text:style-name="T29"><text:s text:c="9"/>tcp <text:s text:c="4"/>0 <text:s text:c="2"/>0 a1-pc00:46406 <text:s text:c="7"/>stackoverflow.com:</text:span><text:span text:style-name="T34">https</text:span><text:span text:style-name="T29"> ESTABLECIDO 4992/</text:span><text:span text:style-name="T34">firefox</text:span><text:span text:style-name="T29"> </text:span><text:span text:style-name="T13"><text:s text:c="2"/></text:span><text:span text:style-name="T16"><text:s text:c="2"/></text:span></text:p>
            <text:p text:style-name="P29"><text:span text:style-name="T10"/></text:p>
            <text:p text:style-name="P31">Para averiguarlo debemos fijarnos en que en la parte local de las conexiones el puerto <text:soft-page-break/>utilizado es de cliente (puertos altos) y en la parte remota se utilizan puertos <text:span text:style-name="T35">bajos</text:span> que normalmente son utilizados por software <text:span text:style-name="T35">de servidor (http, https y ssh)</text:span>. Además, los programas implicados en la conexión son <text:span text:style-name="T35">firefox</text:span> y ssh que ejecutan software de <text:span text:style-name="T35">cliente</text:span></text:p>
          </table:table-cell>
        </table:table-row>
      </table:table>
      <text:p text:style-name="P8"/>
      <text:p text:style-name="P5"><text:span text:style-name="T21">5</text:span>) <text:span text:style-name="T19">¿Está el equipo remoto accediendo por IPv6 a servicios externos? ¿A cuáles? Inserta la línea o líneas de las que obtuviste la información </text:span>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7">Si, en la siguiente línea se muestra una conexión a un equipo remoto que escucha por el puerto 80 (http) utilizando un software en la parte local de cliente (firefox)</text:p>
            <text:p text:style-name="P57"/>
            <text:p text:style-name="P43"><text:span text:style-name="T24">tcp6</text:span><text:span text:style-name="T12"> <text:s text:c="3"/>0 <text:s text:c="2"/>0 201::e23f:49ff:f:</text:span><text:span text:style-name="T24">34248</text:span><text:span text:style-name="T12"> <text:s/>2001::a10b:</text:span><text:span text:style-name="T24">http</text:span><text:span text:style-name="T12"> <text:tab/> ESTABLECIDO 9275/</text:span><text:span text:style-name="T24">firefox</text:span></text:p>
          </table:table-cell>
        </table:table-row>
      </table:table>
      <text:p text:style-name="P3"/>
      <text:p text:style-name="P7"><text:span text:style-name="T21">6</text:span>) ¿Está el equipo remoto a punto de cerrar una conexión?¿Con qué URL?Inserta la línea o líneas de las que obtuviste la información <text:s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1"><text:span text:style-name="T33">Si, con la url www.rediris.es</text:span><text:span text:style-name="T33"> </text:span></text:p>
            <text:p text:style-name="P58"/>
            <text:p text:style-name="P44"><text:span text:style-name="T10">tcp <text:s text:c="7"/>0 <text:s text:c="5"/>0 a1-pc00:39657 <text:s text:c="10"/></text:span><text:span text:style-name="T11">www.rediris.es</text:span><text:span text:style-name="T10">:https <text:s text:c="3"/></text:span><text:span text:style-name="T23">TIME_WAIT</text:span><text:span text:style-name="T10"> <text:s text:c="2"/>-</text:span></text:p>
            <text:p text:style-name="P24"><text:span text:style-name="T10"/></text:p>
            <text:p text:style-name="P24"><text:span text:style-name="T10">L</text:span><text:span text:style-name="T9">o sabemos porque la conexión está en estado TIME_WAIT</text:span></text:p>
          </table:table-cell>
        </table:table-row>
      </table:table>
      <text:p text:style-name="P6"/>
      <text:p text:style-name="P6"><text:span text:style-name="T21">7</text:span>) ¿Se puede acceder al servicio de impresión cupsd del equipo remoto desde otro equipo de la red? ¿Por qué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1">No, porque aunque está a la escucha, tanto por IPv4 como por IPv6, lo está por la dirección de localhost (127.0.0.1 y ::1) que no es accesible desde fuera del equipo</text:p>
            <text:p text:style-name="P39">tcp <text:s text:c="4"/>0 <text:s text:c="5"/>0 <text:span text:style-name="T22">localhost</text:span>:ipp <text:s text:c="10"/>*:* <text:s text:c="17"/>ESCUCHAR <text:s text:c="3"/>620/<text:span text:style-name="T22">cupsd </text:span><text:s text:c="6"/><text:span text:style-name="T36">t</text:span>cp6 <text:s text:c="3"/>0 <text:s text:c="5"/>0 <text:span text:style-name="T22">ip6-localhost</text:span>:ipp <text:s text:c="6"/>[::]:* <text:s text:c="14"/>ESCUCHAR <text:s text:c="3"/>620/<text:span text:style-name="T22">cupsd</text:span></text:p>
          </table:table-cell>
        </table:table-row>
      </table:table>
      <text:p text:style-name="P6"/>
      <text:p text:style-name="P6"><text:span text:style-name="T21">8</text:span>) ¿Se puede acceder al servicio <text:s/>dnsmasq del equipo remoto desde otro equipo de la red? ¿Por qué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0">Si, porque está a la espera de peticiones, tanto por UDP como por TCP, y por una tarjeta de red que es accesible externamente (no tiene dirección de locahost)</text:p>
            <text:p text:style-name="P60"/>
            <text:p text:style-name="P40">tcp <text:s text:c="4"/>0 <text:s text:c="2"/>0 <text:span text:style-name="T22">a1-pc00</text:span>:domain <text:s text:c="9"/>*:* <text:s text:c="17"/><text:span text:style-name="T22">ESCUCHAR</text:span> <text:s text:c="3"/>2482/<text:span text:style-name="T22">dnsmasq</text:span> <text:s text:c="6"/></text:p>
            <text:p text:style-name="P37">udp <text:s text:c="4"/>0 <text:s text:c="2"/>0 <text:span text:style-name="T22">a1-pc00</text:span>:domain <text:s text:c="9"/>*:* <text:s text:c="29"/>2482/<text:span text:style-name="T22">dnsmasq</text:span></text:p>
          </table:table-cell>
        </table:table-row>
      </table:table>
      <text:p text:style-name="P9"/>
      <text:p text:style-name="P10"><text:span text:style-name="T21">9</text:span>) ¿A qué servicios del equipo remoto pueden acceder equipos de la red?¿Por qué puerto escuchan?<text:span text:style-name="T20">¿Qué protocolo de la capa de transporte utilizan?¿Qué software ejecuta el servicio?Inserta la línea o líneas de las que obtuviste la información <text:s/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9">Las conexiones TCP en estado a la ESCUCHA y UDP al la espera de conexiones, por direcciones IP diferentes a la de localhost son:</text:p>
            <text:p text:style-name="P59"/>
            <text:p text:style-name="P59">Puerto 22, TCP, <text:s/>software sshd</text:p>
            <text:p text:style-name="P40"><text:span text:style-name="T22">tcp</text:span> <text:s text:c="4"/>0 <text:s text:c="5"/>0 *:<text:span text:style-name="T22">ssh</text:span> <text:s text:c="15"/>*:* <text:s text:c="17"/><text:span text:style-name="T22">ESCUCHAR</text:span> <text:s text:c="3"/>1267/<text:span text:style-name="T22">sshd</text:span> <text:s text:c="6"/></text:p>
            <text:p text:style-name="P46">Puerto 80, TCP, software nginx</text:p>
            <text:p text:style-name="P40"><text:soft-page-break/><text:span text:style-name="T22">tcp</text:span> <text:s text:c="4"/>0 <text:s text:c="5"/>0 *:<text:span text:style-name="T22">http</text:span> <text:s text:c="14"/>*:* <text:s text:c="17"/><text:span text:style-name="T22">ESCUCHAR</text:span> <text:s text:c="3"/>1367/<text:span text:style-name="T22">nginx</text:span> <text:s text:c="5"/></text:p>
            <text:p text:style-name="P46"/>
            <text:p text:style-name="P46">Puerto 53 (domain), TCP y UDP, software dnsmasq</text:p>
            <text:p text:style-name="P46"><text:span text:style-name="T22">tcp</text:span> <text:s text:c="4"/>0 <text:s text:c="5"/>0 a1-pc00:<text:span text:style-name="T22">domain</text:span> <text:s text:c="6"/>*:* <text:s text:c="17"/><text:span text:style-name="T22">ESCUCHAR</text:span> <text:s text:c="3"/>2482/<text:span text:style-name="T22">dnsmasq</text:span></text:p>
            <text:p text:style-name="P40"><text:span text:style-name="T22">udp</text:span> <text:s text:c="4"/>0 <text:s text:c="5"/>0 a1-pc00:<text:span text:style-name="T22">domain</text:span> <text:s text:c="6"/>*:* <text:s text:c="29"/>2482/<text:span text:style-name="T22">dnsmasq</text:span> <text:s text:c="3"/></text:p>
            <text:p text:style-name="P40"/>
            <text:p text:style-name="P47">Puerto 68 (DHCP), UDP, software dhclient</text:p>
            <text:p text:style-name="P40"><text:span text:style-name="T22">udp</text:span> <text:s text:c="4"/>0 <text:s text:c="5"/>0 *:<text:span text:style-name="T22">bootpc</text:span> <text:s text:c="12"/>*:* <text:s text:c="29"/>1848/<text:span text:style-name="T22">dhclient</text:span> <text:s text:c="4"/></text:p>
            <text:p text:style-name="P22"><text:span text:style-name="T30"/></text:p>
            <text:p text:style-name="P23"><text:span text:style-name="T30">Puerto 123 (ntp), UDP, software ntpd</text:span></text:p>
            <text:p text:style-name="P22"><text:span text:style-name="T31">udp</text:span><text:span text:style-name="T30"> <text:s text:c="4"/>0 <text:s text:c="5"/>0 *:</text:span><text:span text:style-name="T31">ntp</text:span><text:span text:style-name="T30"> <text:s text:c="15"/>*:* <text:s text:c="29"/>1128/</text:span><text:span text:style-name="T31">ntpd</text:span><text:span text:style-name="T30"> <text:s text:c="2"/></text:span><text:s text:c="4"/></text:p>
            <text:p text:style-name="P5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5d12d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9</text:span><text:span text:style-name="MT4">. </text:span><text:span text:style-name="MT5">Capa de transporte. </text:span><text:span text:style-name="MT3">Netstat. </text:span><text:span text:style-name="MT5">Consolidación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C69D6A7FDEB7EC17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25T19:20:33.509090489</dc:date>
    <meta:editing-duration>PT18H37M13S</meta:editing-duration>
    <meta:editing-cycles>115</meta:editing-cycles>
    <meta:generator>LibreOffice/5.1.6.2$Linux_X86_64 LibreOffice_project/10m0$Build-2</meta:generator>
    <meta:document-statistic meta:table-count="9" meta:image-count="1" meta:object-count="0" meta:page-count="5" meta:paragraph-count="81" meta:word-count="941" meta:character-count="7822" meta:non-whitespace-character-count="5183"/>
  </office:meta>
</office:document-meta>
</file>